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Japanese" svg:font-family="'Droid Sans Japanese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roid Sans Japanese" style:font-name-asian="Droid Sans Japanese"/>
    </style:style>
    <style:style style:name="P2" style:family="paragraph" style:parent-style-name="Table_20_Contents">
      <style:text-properties style:font-name="Droid Sans Japanese" officeooo:rsid="000fad80" officeooo:paragraph-rsid="000fad80" style:font-name-asian="Droid Sans Japanese"/>
    </style:style>
    <style:style style:name="P3" style:family="paragraph" style:parent-style-name="Text_20_body">
      <style:text-properties style:font-name="Droid Sans Japanese" style:font-name-asian="Droid Sans Japanese"/>
    </style:style>
    <style:style style:name="P4" style:family="paragraph" style:parent-style-name="Text_20_body">
      <style:text-properties style:font-name="Droid Sans Japanese" officeooo:rsid="000f73d8" officeooo:paragraph-rsid="000f73d8" style:font-name-asian="Droid Sans Japanese"/>
    </style:style>
    <style:style style:name="P5" style:family="paragraph" style:parent-style-name="Text_20_body">
      <style:text-properties style:font-name="Droid Sans Japanese" officeooo:rsid="000fad80" officeooo:paragraph-rsid="000fad80" style:font-name-asian="Droid Sans Japanese"/>
    </style:style>
    <style:style style:name="P6" style:family="paragraph" style:parent-style-name="Text_20_body">
      <style:text-properties style:font-name="Droid Sans Japanese" officeooo:rsid="000ef914" officeooo:paragraph-rsid="000ef914" style:font-name-asian="Droid Sans Japanese"/>
    </style:style>
    <style:style style:name="P7" style:family="paragraph" style:parent-style-name="Text_20_body">
      <style:text-properties style:font-name="monospace" officeooo:paragraph-rsid="001228cd"/>
    </style:style>
    <style:style style:name="P8" style:family="paragraph" style:parent-style-name="Text_20_body" style:list-style-name="L2">
      <style:paragraph-properties fo:line-height="100%"/>
      <style:text-properties style:font-name="monospace" fo:font-size="10.5pt" officeooo:paragraph-rsid="001228cd" style:font-size-asian="10.5pt" style:font-size-complex="10.5pt"/>
    </style:style>
    <style:style style:name="P9" style:family="paragraph" style:parent-style-name="Text_20_body" style:list-style-name="L2">
      <style:paragraph-properties fo:line-height="100%"/>
      <style:text-properties style:font-name="MonoSpace" fo:font-size="10.5pt" style:font-size-asian="10.5pt" style:font-size-complex="10.5pt"/>
    </style:style>
    <style:style style:name="P10" style:family="paragraph" style:parent-style-name="Text_20_body" style:list-style-name="L3">
      <style:paragraph-properties fo:line-height="100%"/>
      <style:text-properties style:font-name="MonoSpace" fo:font-size="10.5pt" officeooo:paragraph-rsid="0014baba" style:font-size-asian="10.5pt" style:font-size-complex="10.5pt"/>
    </style:style>
    <style:style style:name="P11" style:family="paragraph" style:parent-style-name="Text_20_body" style:list-style-name="L3">
      <style:paragraph-properties fo:line-height="100%"/>
      <style:text-properties style:font-name="MonoSpace" fo:font-size="10.5pt" officeooo:paragraph-rsid="0014f994" style:font-size-asian="10.5pt" style:font-size-complex="10.5pt"/>
    </style:style>
    <style:style style:name="P12" style:family="paragraph" style:parent-style-name="Text_20_body" style:list-style-name="L3">
      <style:paragraph-properties fo:line-height="100%"/>
      <style:text-properties style:font-name="MonoSpace" fo:font-size="10.5pt" officeooo:paragraph-rsid="00166422" style:font-size-asian="10.5pt" style:font-size-complex="10.5pt"/>
    </style:style>
    <style:style style:name="P13" style:family="paragraph" style:parent-style-name="Title">
      <style:text-properties style:font-name="Droid Sans Japanese" officeooo:rsid="000ef914" officeooo:paragraph-rsid="000ef914" style:font-name-asian="Droid Sans Japanese"/>
    </style:style>
    <style:style style:name="P14" style:family="paragraph" style:parent-style-name="Heading_20_1">
      <style:text-properties style:font-name="Droid Sans Japanese" style:font-name-asian="Droid Sans Japanese"/>
    </style:style>
    <style:style style:name="P15" style:family="paragraph" style:parent-style-name="Heading_20_2">
      <style:text-properties officeooo:rsid="001228cd" officeooo:paragraph-rsid="001228cd"/>
    </style:style>
    <style:style style:name="P16" style:family="paragraph" style:parent-style-name="Heading_20_2">
      <style:text-properties officeooo:paragraph-rsid="0014baba"/>
    </style:style>
    <style:style style:name="T1" style:family="text">
      <style:text-properties officeooo:rsid="000fad8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officeooo:rsid="0012d8da"/>
    </style:style>
    <style:style style:name="T4" style:family="text">
      <style:text-properties officeooo:rsid="0014baba"/>
    </style:style>
    <style:style style:name="T5" style:family="text">
      <style:text-properties officeooo:rsid="0016efde"/>
    </style:style>
    <style:style style:name="T6" style:family="text">
      <style:text-properties officeooo:rsid="00194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oapiのちゅかいかた</text:p>
      <text:h text:style-name="P14" text:outline-level="1">いんとろだくしょん</text:h>
      <text:p text:style-name="P6">leoapiはgpongをつくるために開発されたグラフィカルなゲームを作るために開発されたapiだよ。要望があれば拡張していくよ。</text:p>
      <text:h text:style-name="P14" text:outline-level="1">使い方</text:h>
      <text:p text:style-name="P3">スタティックライブラリ、又はシェアードライブラリとしてつかえるよ。</text:p>
      <text:h text:style-name="P14" text:outline-level="1">仕組み</text:h>
      <text:p text:style-name="P4">Qtを使って画面に表示を使っているよ！だから理屈でわ、いろいろなアーキテクチャでうごくよ！</text:p>
      <text:p text:style-name="P4">APIを使うときは、lapiというディレクトリの中にあるleoapi.hをインクルードしてね！</text:p>
      <text:p text:style-name="P4">lapiobjというオブジェクトを使うことで、画像を画面に表示させることができるよ！</text:p>
      <text:p text:style-name="P4">lapiphyっていうオブジェクトをlapiobjから生成すると、lapiobjに物理的な挙動をつけることができるよ！</text:p>
      <text:p text:style-name="P4">画面は、３つのレイヤーから出来ているよ！バックグラウンド用のレイヤー<text:span text:style-name="T1">(0)</text:span>、通常のオブジェクト用のレイヤー<text:span text:style-name="T1">(1)</text:span>、特殊なオブジェクトの為のエディタ<text:span text:style-name="T1">(2)だよ！　数字の大きなレイヤーに置かれたものが画面上で上に表示されるよ！</text:span></text:p>
      <text:h text:style-name="P14" text:outline-level="1">オブジェクト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apiobj</text:p>
          </table:table-cell>
          <table:table-cell table:style-name="Table1.B1" office:value-type="string">
            <text:p text:style-name="P1">画面に画像を表示させるよ！</text:p>
          </table:table-cell>
        </table:table-row>
        <table:table-row>
          <table:table-cell table:style-name="Table1.A2" office:value-type="string">
            <text:p text:style-name="P2">lapiphy</text:p>
          </table:table-cell>
          <table:table-cell table:style-name="Table1.B2" office:value-type="string">
            <text:p text:style-name="P2">lapiobjに物理的挙動をつけるよ！</text:p>
          </table:table-cell>
        </table:table-row>
        <table:table-row>
          <table:table-cell table:style-name="Table1.A2" office:value-type="string">
            <text:p text:style-name="P2">lapiLayer</text:p>
          </table:table-cell>
          <table:table-cell table:style-name="Table1.B2" office:value-type="string">
            <text:p text:style-name="P2">lapiobjを置くためのレイヤーだよ！</text:p>
          </table:table-cell>
        </table:table-row>
        <table:table-row>
          <table:table-cell table:style-name="Table1.A2" office:value-type="string">
            <text:p text:style-name="P2">lapiImage</text:p>
          </table:table-cell>
          <table:table-cell table:style-name="Table1.B2" office:value-type="string">
            <text:p text:style-name="P2">画像を管理するためのオブジェクトだよ！</text:p>
          </table:table-cell>
        </table:table-row>
      </table:table>
      <text:p text:style-name="P5"/>
      <text:h text:style-name="P14" text:outline-level="1">便利なかんすー</text:h>
      <text:h text:style-name="Heading_20_2" text:outline-level="2">システム関数</text:h>
      <text:p text:style-name="Text_20_body"/>
      <text:list xml:id="list8619886203664977230" text:style-name="L2">
        <text:list-item>
          <text:p text:style-name="P8"><text:soft-page-break/><text:span text:style-name="T2">lapiLayer lapiGetLayer(int index)</text:span></text:p>
        </text:list-item>
        <text:list-item>
          <text:p text:style-name="P8">int lapiGetFps()</text:p>
        </text:list-item>
        <text:list-item>
          <text:p text:style-name="P8">void lapiSetFps(int fps)</text:p>
        </text:list-item>
        <text:list-item>
          <text:p text:style-name="P8">lapiImage _loadImage(const char *fileName)</text:p>
        </text:list-item>
        <text:list-item>
          <text:p text:style-name="P8">void lapiSetKeyListener(void (*handler)(int flag,int keyType))</text:p>
        </text:list-item>
        <text:list-item>
          <text:p text:style-name="P8">void lapiRemoveKeyListener(void (*handler)(int flag,int keyType)) </text:p>
        </text:list-item>
        <text:list-item>
          <text:p text:style-name="P8">void lapiSetNewFrameEvent(void (*newFrame)())</text:p>
        </text:list-item>
        <text:list-item>
          <text:p text:style-name="P8">void lapiRemoveNewFrameEvent(void (*newFrame)())</text:p>
        </text:list-item>
        <text:list-item>
          <text:p text:style-name="P8">int lapiGetWidth()</text:p>
        </text:list-item>
        <text:list-item>
          <text:p text:style-name="P8">int lapiGetHeight()</text:p>
        </text:list-item>
        <text:list-item>
          <text:p text:style-name="P8">void lapiSetSize(int width,int height)</text:p>
        </text:list-item>
        <text:list-item>
          <text:p text:style-name="P8">int lapiGetX()</text:p>
        </text:list-item>
        <text:list-item>
          <text:p text:style-name="P8">int lapiGetY()</text:p>
        </text:list-item>
        <text:list-item>
          <text:p text:style-name="P8">void lapiSetLocation(int x,int y)</text:p>
        </text:list-item>
        <text:list-item>
          <text:p text:style-name="P8">lapiobj lapiGetBall()</text:p>
        </text:list-item>
        <text:list-item>
          <text:p text:style-name="P8">lapiobj lapiGetPRacket(<text:span text:style-name="T3">)</text:span></text:p>
        </text:list-item>
        <text:list-item>
          <text:p text:style-name="P8">lapiobj lapiGetORacket()</text:p>
        </text:list-item>
      </text:list>
      <text:h text:style-name="P15" text:outline-level="2">lapiobj関数</text:h>
      <text:p text:style-name="P7"/>
      <text:list xml:id="list94835382603303" text:continue-numbering="true" text:style-name="L2">
        <text:list-item>
          <text:p text:style-name="P9">lapiobj objGetFromLayer(lapiLayer layer,const char *key)</text:p>
        </text:list-item>
        <text:list-item>
          <text:p text:style-name="P9">lapiobj objInit(const char *fileName)</text:p>
        </text:list-item>
        <text:list-item>
          <text:p text:style-name="P9">void objPutOnLayer(lapiLayer layer,const char *key,lapiobj obj)</text:p>
        </text:list-item>
        <text:list-item>
          <text:p text:style-name="P9">void objRemoveKeyFromLayer(lapiLayer layer,const char *key)</text:p>
        </text:list-item>
        <text:list-item>
          <text:p text:style-name="P9">void objRemoveThisFromLayer(lapiLayer layer,lapiobj obj)</text:p>
        </text:list-item>
        <text:list-item>
          <text:p text:style-name="P9">int objGetWidth(lapiobj)</text:p>
        </text:list-item>
        <text:list-item>
          <text:p text:style-name="P9">int objGetHeight(lapiobj)</text:p>
        </text:list-item>
        <text:list-item>
          <text:p text:style-name="P9">int objGetSW(lapiobj)</text:p>
        </text:list-item>
        <text:list-item>
          <text:p text:style-name="P9">int objGetSH(lapiobj)</text:p>
        </text:list-item>
        <text:list-item>
          <text:p text:style-name="P9">int objGetSX(lapiobj)</text:p>
        </text:list-item>
        <text:list-item>
          <text:p text:style-name="P9">int objGetSY(lapiobj)</text:p>
        </text:list-item>
        <text:list-item>
          <text:p text:style-name="P9">int objGetX(lapiobj)</text:p>
        </text:list-item>
        <text:list-item>
          <text:p text:style-name="P9">int objGetY(lapiobj)</text:p>
        </text:list-item>
        <text:list-item>
          <text:p text:style-name="P9">double objGetTurnRadian(lapiobj)</text:p>
        </text:list-item>
        <text:list-item>
          <text:p text:style-name="P9"><text:soft-page-break/>double objGetTurnDegree(lapiobj)</text:p>
        </text:list-item>
        <text:list-item>
          <text:p text:style-name="P9">double objGetTurn(lapiobj)</text:p>
        </text:list-item>
        <text:list-item>
          <text:p text:style-name="P9">void objTurnRadian(lapiobj,double radian)</text:p>
        </text:list-item>
        <text:list-item>
          <text:p text:style-name="P9">void objTurnDegree(lapiobj,double degree)</text:p>
        </text:list-item>
        <text:list-item>
          <text:p text:style-name="P9">void objSetSize(lapiobj,double newSize<text:span text:style-name="T6">)</text:span></text:p>
        </text:list-item>
        <text:list-item>
          <text:p text:style-name="P9">void objSetSW(lapiobj,int val)</text:p>
        </text:list-item>
        <text:list-item>
          <text:p text:style-name="P9">void objSetSH(lapiobj,int val)</text:p>
        </text:list-item>
        <text:list-item>
          <text:p text:style-name="P9">void objSetSX(lapiobj,int val)</text:p>
        </text:list-item>
        <text:list-item>
          <text:p text:style-name="P9">void objSetSY(lapiobj,int val)</text:p>
        </text:list-item>
        <text:list-item>
          <text:p text:style-name="P9">void objSetX(lapiobj,int x)</text:p>
        </text:list-item>
        <text:list-item>
          <text:p text:style-name="P9">void objSetY(lapiobj,int y)</text:p>
        </text:list-item>
        <text:list-item>
          <text:p text:style-name="P9">void objSetImageFromFile(lapiobj,const char *fileName)</text:p>
        </text:list-item>
        <text:list-item>
          <text:p text:style-name="P9">void objSetImage(lapiobj,lapiImage)</text:p>
        </text:list-item>
        <text:list-item>
          <text:p text:style-name="P9">void objSetMouseListener(lapiobj,void (*listener)(lapiobj,int flag)) </text:p>
        </text:list-item>
        <text:list-item>
          <text:p text:style-name="P9">void objRemoveMouseListener(lapiobj,void (*listener)(lapiobj,int flag)) </text:p>
        </text:list-item>
        <text:list-item>
          <text:p text:style-name="P9">void objFinallize(lapiobj)</text:p>
        </text:list-item>
      </text:list>
      <text:h text:style-name="P16" text:outline-level="2"><text:span text:style-name="T4">lapiphy関数</text:span></text:h>
      <text:list xml:id="list4806610095144284570" text:style-name="L3">
        <text:list-item>
          <text:p text:style-name="P10"><text:span text:style-name="T5">lapiphy</text:span> phyInit(lapiobj,const char *name)</text:p>
        </text:list-item>
        <text:list-item>
          <text:p text:style-name="P10">unsigned int phyGetFlag(lapiphy *)</text:p>
        </text:list-item>
        <text:list-item>
          <text:p text:style-name="P10">void phyMoveVector(lapiphy *,double x,double y)</text:p>
        </text:list-item>
        <text:list-item>
          <text:p text:style-name="P10">void phyMoveTo(lapiphy *,int x,int y,double second)</text:p>
        </text:list-item>
        <text:list-item>
          <text:p text:style-name="P10">void phyTurnToRadian(lapiphy *,double radian,double second)</text:p>
        </text:list-item>
        <text:list-item>
          <text:p text:style-name="P10">void phyTurnToDegree(lapiphy *,double degree,double second)</text:p>
        </text:list-item>
        <text:list-item>
          <text:p text:style-name="P11">void phyTurnRadian(lapiphy *obj,double radian)</text:p>
        </text:list-item>
        <text:list-item>
          <text:p text:style-name="P11">void phyTurnDegree(lapiphy *obj,double radian)</text:p>
        </text:list-item>
        <text:list-item>
          <text:p text:style-name="P11">void phyMoveStop(lapiphy *)</text:p>
        </text:list-item>
        <text:list-item>
          <text:p text:style-name="P11">void phySetHitListener(lapiphy *obj,int (*whenHit)(lapiphy *,lapiphy *)) </text:p>
        </text:list-item>
        <text:list-item>
          <text:p text:style-name="P11">void * phyGetHitListener(lapiphy *obj)</text:p>
        </text:list-item>
        <text:list-item>
          <text:p text:style-name="P11">void phySetName(lapiphy *obj,const char *name)</text:p>
        </text:list-item>
        <text:list-item>
          <text:p text:style-name="P11">void phyAddTarget(lapiphy *obj,const char *target)</text:p>
        </text:list-item>
        <text:list-item>
          <text:p text:style-name="P11">int phyGetX(lapiphy *obj)</text:p>
        </text:list-item>
        <text:list-item>
          <text:p text:style-name="P11">int phyGetY(lapiphy *obj)</text:p>
        </text:list-item>
        <text:list-item>
          <text:p text:style-name="P11">int phyGetXCenter(lapiphy *obj)</text:p>
        </text:list-item>
        <text:list-item>
          <text:p text:style-name="P11"><text:soft-page-break/>int phyGetYCenter(lapiphy *obj)</text:p>
        </text:list-item>
        <text:list-item>
          <text:p text:style-name="P11">int phyGetWidth(lapiphy *obj)</text:p>
        </text:list-item>
        <text:list-item>
          <text:p text:style-name="P11">int phyGetHeight(lapiphy *obj)</text:p>
        </text:list-item>
        <text:list-item>
          <text:p text:style-name="P11">const char * phyGetName(lapiphy *obj)</text:p>
        </text:list-item>
        <text:list-item>
          <text:p text:style-name="P12">char ** phyGetTargets(lapiphy *obj)</text:p>
        </text:list-item>
        <text:list-item>
          <text:p text:style-name="P12">int phyGetTargetsCount(lapiphy *obj)</text:p>
        </text:list-item>
        <text:list-item>
          <text:p text:style-name="P12">lapiobj phyGetlapiObject(lapiphy *obj) </text:p>
        </text:list-item>
        <text:list-item>
          <text:p text:style-name="P12">void phyDisableDefaultCollisionBehaviour(lapiphy *obj,bool disable) </text:p>
        </text:list-item>
        <text:list-item>
          <text:p text:style-name="P12">void phyDisableCollision(lapiphy *obj,bool disable)</text:p>
        </text:list-item>
        <text:list-item>
          <text:p text:style-name="P12">void phyDisableMovement(lapiphy *obj,bool disabl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Japanese" svg:font-family="'Droid Sans Japanese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9:30:31.119015947</meta:creation-date>
    <dc:date>2017-06-24T09:48:10.719304948</dc:date>
    <meta:editing-duration>PT44M39S</meta:editing-duration>
    <meta:editing-cycles>15</meta:editing-cycles>
    <meta:generator>LibreOffice/5.2.7.2$Linux_X86_64 LibreOffice_project/20$Build-2</meta:generator>
    <meta:document-statistic meta:table-count="1" meta:image-count="0" meta:object-count="0" meta:page-count="4" meta:paragraph-count="97" meta:word-count="775" meta:character-count="3373" meta:non-whitespace-character-count="3195"/>
  </office:meta>
</office:document-meta>
</file>